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media-type="application/rdf+xml" manifest:full-path="manifest.rd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Liberation Serif" svg:font-family="Liberation Serif"/>
  </office:font-face-decls>
  <office:automatic-styles>
    <style:style style:family="text" style:name="T1" style:display-name="T1">
      <style:text-properties fo:color="#000000" style:font-name="Liberation Serif" fo:font-size="12pt" fo:language="en" fo:country="US" fo:font-weight="normal"/>
    </style:style>
    <style:style style:family="text" style:name="T2" style:display-name="T2">
      <style:text-properties fo:font-style="italic"/>
    </style:style>
    <style:style style:family="text" style:name="T3" style:display-name="T3">
      <style:text-properties fo:color="#000000" style:font-name="Liberation Serif" fo:font-size="12pt" fo:language="none" fo:country="none" fo:font-weight="normal"/>
    </style:style>
    <style:style style:family="text" style:name="T4" style:display-name="T4">
      <style:text-properties fo:color="#000000" style:text-position="33%" style:font-name="Liberation Serif" fo:font-size="12pt" fo:language="none" fo:country="none" fo:font-weight="normal"/>
    </style:style>
    <style:style style:family="text" style:name="T5" style:display-name="T5">
      <style:text-properties fo:color="#000000" style:font-name="Liberation Serif" fo:font-size="12pt" fo:language="none" fo:country="none" fo:font-style="italic" fo:font-weight="normal"/>
    </style:style>
    <style:style style:family="text" style:name="T6" style:display-name="T6">
      <style:text-properties style:font-name="Liberation Serif" fo:font-size="12pt" fo:language="none" fo:country="none" fo:font-weight="normal"/>
    </style:style>
    <style:style style:family="paragraph" style:name="P2" style:display-name="P2" style:parent-style-name="Normal">
      <style:paragraph-properties fo:text-align="left" fo:text-indent="0in" fo:line-height="100%" fo:margin-left="0in" fo:margin-right="0in" fo:margin-top="0in" fo:margin-bottom="0in" style:writing-mode="lr"/>
    </style:style>
    <style:style style:family="paragraph" style:name="P3" style:display-name="P3" style:parent-style-name="Normal">
      <style:paragraph-properties fo:text-align="left" fo:text-indent="0in" fo:line-height="100%" fo:margin-left="0in" fo:margin-right="0in" fo:margin-top="0in" fo:margin-bottom="0in" style:writing-mode="lr"/>
      <style:text-properties style:font-name="Liberation Serif" fo:font-size="12pt" fo:language="en" fo:country="US" fo:font-weight="normal"/>
    </style:style>
    <style:style style:family="paragraph" style:name="P4" style:display-name="P4" style:parent-style-name="Normal">
      <style:text-properties style:font-name="Liberation Serif" fo:font-size="12pt" fo:language="none" fo:country="none" fo:font-weight="normal"/>
    </style:style>
    <style:style style:family="paragraph" style:name="P5" style:display-name="P5" style:parent-style-name="Normal">
      <style:text-properties fo:color="#000000" style:font-name="Liberation Serif" fo:font-size="12pt" fo:language="none" fo:country="none" fo:font-weight="normal"/>
    </style:style>
    <style:style style:family="paragraph" style:name="P1" style:display-name="P1" style:parent-style-name="Normal">
      <style:text-properties fo:color="#000000" style:font-name="Liberation Serif" fo:font-size="12pt" fo:language="en" fo:country="US" fo:font-weight="normal"/>
    </style:style>
    <style:style style:family="section" style:name="Sect1" style:display-name="Sect1">
      <style:section-properties text:dont-balance-text-columns="true">
        <style:columns fo:column-count="1" fo:column-gap="0in"/>
      </style:section-properties>
    </style:style>
    <style:page-layout style:name="PLayout2">
      <style:page-layout-properties fo:margin-top="0.7874in" fo:margin-bottom="0.7874in" fo:margin-left="0.7874in" fo:margin-right="0.7874in"/>
    </style:page-layout>
    <style:page-layout style:name="Standard">
      <style:page-layout-properties fo:margin-top="0.7874in" fo:margin-bottom="0.7874in" fo:margin-left="0.7874in" fo:margin-right="0.7874in"/>
    </style:page-layout>
  </office:automatic-styles>
  <office:body>
    <office:text>
      <text:section text:style-name="Sect1" text:name="Section1">
        <text:p text:style-name="Normal">The 30,000 foot view of my presentation is this: Our generational divides need to be blurred, and Linux is a great way to do that for digital technology.</text:p>
        <text:p text:style-name="Normal"/>
        <text:p text:style-name="Normal">Hello, My name is Brian Whetten <text:span text:style-name="T1">I am the founder of The Riesling Computer Company. First I wanted to give a big thank you to Linux Fest Northwest for having me speak, I’m honored. Second, thank you to Document Foundation for creating The Libre Office Suite which I used to write my notes for this presentation and create this slide show.</text:span></text:p>
        <text:p text:style-name="Normal"/>
        <text:p text:style-name="Normal"><text:span text:style-name="T1">Before I get into the rest of my presentation I’d like to say this since I know I’m covering somewhat controversial topics adjacent to age, discrimination, and technology, please hold onto your questions until the end of my presentation. I’ve made sure that in our block that we’ll have time for you to ask questions at the end of the presentation. Since I do want to hear your concerns and questions. When you do ask a question, please make sure it’s a question and not just a comment. I am going to be here for the rest of the conference and my flight back to Utah isn’t until tomorrow night so I’d love to hear your comments after the block. This last bit comes from my time working in Theater and Film, and that’s that I also ask that you please silence your cell phones (for the show or whatever). I’ve left mine off during the presentations I’ve attended, and I’ve really tried to make my presentation engaging. I’m not here to bore you for half an hour.</text:span></text:p>
        <text:p text:style-name="Normal"/>
        <text:p text:style-name="Normal">My presentation is about why the GNU/Linux family of operating systems isn’t just a great choice for sysadmins, server and cloud deployments (it’s all of those things), under the right circumstances it is <text:span text:style-name="T2">the </text:span>ideal Operating System for the Elderly. That’s what my presentation and company is all about, blurring generational lines utilizing GNU/Linux Operating systems.</text:p>
        <text:p text:style-name="Normal"/>
        <text:p text:style-name="P1">When someone wants to enact a change in the world, or have a paradigm shift they usually start with “why?” Let’s get a three answers to this question. I want to ask some people in the room, why do you think the elderly might want to learn about how to use a computer. Let’s get some hands, why? Why would someone want to know how to use a computer?</text:p>
        <text:p text:style-name="P2"/>
        <text:p text:style-name="P3">It’s easy right? It’s so easy to see why our parents and grandparents want to know and understand how to use a computer. They can do their online banking, social media, read the news, get involved with local groups, meet up with old friends. It’s so easy to see why. Everything is online now.</text:p>
        <text:p text:style-name="P1"/>
        <text:p text:style-name="Normal">So why is it that our Elders aren’t online? It isn’t just an illusion. Studies by the Pew Research center found that people over 65 are much less likely to use cell phones, computers, broadband, and social media. There is a fairly clear separation along generational lines of haves and have nots with the most basic things the internet and our wonderfully connected world have to offer. But what happens when we do get these people connected?</text:p>
        <text:p text:style-name="Normal"/>
        <text:p text:style-name="Normal">Get the pew research center citation into the slide deck.</text:p>
        <text:p text:style-name="Normal"/>
        <text:p text:style-name="Normal">I grew up around old people. <text:span text:style-name="T1">I’m a long time fan of Mr. Roger’s neighborhood. </text:span>Alongside hanging out with people my age in junior high and high school, I spent a good amount of my childhood and teenage years in my neighbor’s homes hearing stories about the great depression and World War Two, and how the world used to be.</text:p>
        <text:p text:style-name="Normal"/>
        <text:p text:style-name="Normal"><text:span text:style-name="T1">This is my grandmother who lived with us for several years before she passed away. I’d like to</text:span> share one of my first tech support experiences with my grandmother. While she lived with us, Grandma had more than just a passing interest in genealogy. All of the best tools to do genealogy since we’ve moved away from mircofilm readers are online. And even if that was still the standard, she was homebound. She could hardly walk and definitely couldn’t leave the house without assistance. She was well into her eighties at this point, but who were we to tell our Grandma that she couldn’t learn how to do genealogy online? We got her a laptop, and worked with her until she could on her own go digging through old archives of public documents, and indexing records. It was a combination of a lot of patience on hers and our part, explanations, our own learning, and the tenacity and drive of this incredible woman.</text:p>
        <text:p text:style-name="Normal"/>
        <text:p text:style-name="P1">But she learned! and the benefit was incredible in her life. She got to do research on our family and where we came from. I got to read journals from my ancestors and people who came before me. It made her happy and brought a lot of fulfillment to her life during a time when she couldn’t walk or really leave the house without a lot of assistance. This is just one positive example of getting our Elders online.</text:p>
        <text:p text:style-name="Normal"/>
        <text:p text:style-name="P1">There’s actually a singular experience that inspired me originally. It’s with my own Mom. I got a call from my brother close to her birthday a year ago. He was pooling together some money from all of our siblings to buy my Mom her own laptop, and make sure we were all in agreement to be her own distributed tech support. Up until this point, there was essentially one shared family computer that was used by the kids during the day and by Dad when he came home. Which didn’t leave a lot of time for my Mom to have it to herself. My Mom had a lot of things she wanted to do, but couldn’t. Basic things like actually understanding Email and Facebook, and being self sufficient in those things. So my brother decided to get her a computer to increase her autonomy.</text:p>
        <text:p text:style-name="P2"/>
        <text:p text:style-name="P3">So on her birthday she opened up her very own laptop, and the change in her life has been incredible. She’s started her own business, stayed in close contact with all of her kids and grandkids across four different states, become more politically active, reconnected with old friends, the list goes on and on. We just talked about this. We know this: the benefits of owning and knowing how to use a computer are just too easy to outline. Computers are the best enabler of autonomy. And she’s very seriously considering switching to Linux now from Mac.</text:p>
        <text:p text:style-name="P2"/>
        <text:p text:style-name="P1">Is everyone in the room familiar with the term “Digital Natives”? (it means someone who grew up with digital technology). Way back in the day, the term “Digital Immigrant” was used sparsely, but I much prefer “Digital Naturalization.” You’d think it follows that if there are natives to something, there’s also naturalization. The computer revolution happened quickly enough that there is a definitive gap of people who were exposed to them before getting old, and generational shifts in technology have happened before.</text:p>
        <text:p text:style-name="Normal"/>
        <text:p text:style-name="P1">This is a question I’m curious to see your answers for, let’s get three answers: Why don’t they? Why don’t our Elders use computers or social media?</text:p>
        <text:p text:style-name="Normal"/>
        <text:p text:style-name="P1">Again, research shows it’s just because they weren’t exposed to them in the workplace or inside an educational environment. It has nothing to do with their intelligence or mental ability. It has everything to do with when they were born and if they had exposure before they retired and left the workplace, or if they graduated from college before the computer revolution. That’s it! Just simple generational demographics.</text:p>
        <text:p text:style-name="Normal"/>
        <text:p text:style-name="Normal"><text:span text:style-name="T1">The elevator pitch for my business is this: Enabling autonomy for the Elderly through Linux Desktop machines. I want to share and give the experience of my Mother and her Mother over and over again. </text:span><text:span text:style-name="T3">The company is called Riesling since I wanted the company to be named to be something that got better with age. I’ve never been fascinated with cheese, Wine was already taken (and they do great work) so after searching for a while I settled on Riesling, which is a grape used for and a subsequent grouping of white wines. Our website is Riesling.glass by the way. I thought it was pretty clever. We also do custom PC builds and ship them with OEM installs of various GNU/Linux distributions. There are other plans of different markets we’d like to move into that </text:span><text:span text:style-name="T3">I’ll </text:span><text:span text:style-name="T3">talk about later.</text:span></text:p>
        <text:p text:style-name="Normal"/>
        <text:p text:style-name="Normal"><text:span text:style-name="T3">So let’s go into why I’ve chosen Linux. Because i</text:span>nnevitably I’m asked why I chose Linux specifically (even inside of my local linux community). Why Linux as opposed to another operating system like Mac OS or Windows?</text:p>
        <text:p text:style-name="Normal"/>
        <text:p text:style-name="Normal">The main reason I chose Linux? This point actually comes from a great editorial I’ve tried to find over and over again on which Linux distro is the best one to use for your elderly family members. The consensus the author came to at the time was Linux Mint, but then they said this, “Stick with what you know how to use and support, since you’ll be the one doing those things.” For me, Linux is my home. I’ve been using it as a daily driver since I was 15, and before then as a secondary rendering machine for Blender projects in junior high and high school. It’s been a part of my life, and I love it. It’s stable, fairly easy to understand, and the values of the free software community closely align with the consumer values of many older people.</text:p>
        <text:p text:style-name="Normal"/>
        <text:p text:style-name="Normal">I love the Free Software Foundation’s campaigns, and I’m curious how on earth I’m going to one up this one. (upgrade from windows) I love this whole campaign. It’s so good.</text:p>
        <text:p text:style-name="Normal"/>
        <text:p text:style-name="Normal">But this one is a favorite of mine: Defective by Design. Not because I believe in DRM or enjoy proprietary things that can’t be repaired (I don’t), but it’s such a great name. I honestly would love to work in marketing for the FSF. This is one reason my Mom won’t purchase a washing machine manufactured after 2000. It’s because they’re defective by design, she can’t service it, and it limits her consumer freedoms. Windows 10 and MacOS tend to be this way. If you purchase a Mac, you need to have it serviced by Apple. They’re fighting against right to repair laws all around the country. Windows 10 is designed to harvest your data, and pushes unwanted and un-needed software updates all of the time. So there’s a huge alignment of consumer values here. Linux makes sense from a moral standpoint for many of these consumers.</text:p>
        <text:p text:style-name="Normal"/>
        <text:p text:style-name="Normal">There’s another big factor involved: cost. Money is the center of everything in America, and tends to be a scarcity as you get older. Very few people have saved for retirement (statistic in fact), and our society in my opinion and experience does not have robust enough systems in place to take care of our older generations. Problems for a different setting, but these are problems I have to consider. They’re tied to my business. (raspberry pi picture) Who knows what this is? Or better yet, who doesn’t know what this is? How much does it cost? We don’t use raspberry pi’s. It’s been suggested several times, but we’ve turned to used hardware. Garage sales, Thrift stores. It’s cheap, because to most people it’s garbage. Consumer desktop operating system requirements keep going up and up every year. <text:s/>I can install a new, up-to-date, secure operating system on a windows Vista era machine that will run snappier than Windows Vista ever did. And the software is free. Fifty bucks and an hour, you can be safely emailing your family on your own hardware. As part of our Linux adoption initiative: we also do offer custom PC building/OEM linux installs, and I’m currently working on one for an artist that wants to switch over from Mac. Blender and Krita man, they’re awesome. Also it seems like everyone in my life wants to switch from Mac.</text:p>
        <text:p text:style-name="Normal"/>
        <text:p text:style-name="Normal">A big focus of every technology conference in the past few years has been data security. There were even a couple of great presentations on it at this year’s conference. The fear of having your data harvested and privacy invaded is a very real fear of all of us. That fear is compounded in those who don’t know how to be careful online. This is something they taught us the basics of back in elementary school. It was not taught in elementary school fifty years ago. I’m on the older side of the generations who went to school with the Internet as we know it today (using wikipedia for research papers and class). So it’s hard to have the benefits of a computer, when you’re self aware of the security risk that sits between your desk chair and the keyboard. This scares away a lot of people from using a computer.</text:p>
        <text:p text:style-name="Normal">I had an older friend who called me once needing some help with their computer. I ended up pointing her to a stack overflow page when she said this: “Let me just pull up my duckduckgo, and look it up.” I didn’t know that she had found duckduckgo on her own. But we kept working until we got it figured out. She was in her late seventies, and holds two PhD’s. Being as mentally active and up to date with technology at her age is a huge goal of mine. But towards the end of the call she asked me this: “Brian, as someone else who’s working on being more privacy conscious (pause) what are you thoughts on Linux?”</text:p>
        <text:p text:style-name="Normal"/>
        <text:p text:style-name="Normal">Again, this woman has been retired for at least fifteen years, exited the workplace and academia long ago. But she cared about her privacy and wanted to get into Linux. I personally recommended going with Ubuntu or Debian stable (just because that’s my preference and what I could help her with) and to research which one sounded better for her. But this interaction was so memorable because of that. I had already started researching the groundwork and feasibility for Riesling, and here I was meeting someone who would need almost no convincing to hop on board. She is such an inspiration to me. She had already been using Mac and Windows for years, but her morals again lined up with the Free and Open source software community. She actually prided herself on being a regular contributor to the Free Software Foundation. And I’m absolutely certain that because of that interaction she’s installed Linux by now. This generation is honestly just waiting for us to reach out to them.</text:p>
        <text:p text:style-name="Normal"/>
        <text:p text:style-name="Normal">How many people here know what twitch is, or watch/stream on twitch? This is just a quick planned tangent I found a pretty fun subsection of twitch streamers who actually set up virtual machines and call into these scam centers pretending to be vulnerable people. All in the interest of wasting scammer’s time and then reporting them to the authorities. I kind of got hooked on them a couple months back, since I did similar things with IRS scammers in high school, I just didn’t stream it online. One of our marketing campaings I have planned when I get back from the conference is to actually call one of these scammers with a customer to raise awareness and increase our online presence.</text:p>
        <text:p text:style-name="Normal"/>
        <text:p text:style-name="Normal">Onto the next great reason to use Linux with our older generations is something I almost discovered by accident. Who in here uses Xfce as their DE? This bit is mostly about you guys, and the Mate/Cinnamon people. Back in about September I got this (this one here) little laptop and installed Xubuntu on it since I heard it was good for lower end hardware. As soon as it finished loading into Xubuntu and installing a few Lubuntu packages like Audacious (best name ever btw) and Abiword (which I highly recommend in addition to Libre Office), I almost giggled a little bit. This was straight up a blast from the past. The interface was older looking to say it lightly. It was the way people think all Linux distros look before they get introduced to ricing and more modern looking interfaces. But it’s responsive, fast, and had everything organized pretty well (still had to tweak it all a little bit). I loved it. Does anyone in here know how long Xfce has been around and looked (basically) like this? A beautifully long time.</text:p>
        <text:p text:style-name="Normal"/>
        <text:p text:style-name="Normal">I didn’t participate in the flame-wars, but I’m fascinated by the schism that happened between Gnome 2 and 3 that lead to Mate and Cinammon being created. The Linux community has something beautifully “Get off my lawn, and stop messing with my Gnome!” about its technology and especially UI. If the companies or an organization changes something drastically, there usually will be a community fork of it where for the most part you can stick with something old and functional forever (One of my friends on Google’s security team and I are somewhat hopeful for a Unity fork, but I’ve learned to like Gnome 3 pretty well, but I also have a really nice desktop workstation). But now your Elderly family members can have the same UI, and have a secure OS for years to come. It’s always so interesting to hear the complaints about the changes in Windows desktop interface. Meanwhile I was at home with Ubuntu that looked mostly the same through XP, vista, 7, 8 and up 10. There were major changes that happened in the technology world in that time. That’s several major major kernel updates. But the interface didn’t need to change.</text:p>
        <text:p text:style-name="Normal"/>
        <text:p text:style-name="Normal">So these things are fine and dandy, but let’s talk about how to do it. We have some compelling reasons to use Linux with our elders. How do you successfully set up your friends and family members up with a Linux machine?</text:p>
        <text:p text:style-name="Normal"/>
        <text:p text:style-name="Normal">First let’s go ahead and what I hope is the most controversial part of the presentation. Selecting a distro. Here’s my answer: I don’t care what you choose but it should fulfill these requirements: It should receive regular security updates. You need to know how to maintain it. And make sure that the interface isn’t on a rolling release model where it can change randomly on you. I recommend sticking to things like Debian Stable, OpenSUSE leap, and the CentOS type distros. In general I would recomend staying away from a rolling release model. I’m using Ubuntu LTS right now, for the main reason that it takes a lot less configuration than Debian stable per install (but distro tweaks might fix that for me, it remains to be seen). But I’m agnostic. I want you to choose what you think will work best. I am not you, I don’t have your experience or preferences.</text:p>
        <text:p text:style-name="Normal"/>
        <text:p text:style-name="Normal">So we’ve got our distro selected, let’s just assume we’ve got it installed on the machine and tested it out. There’s no wi-fi card issues. I’d like to share a few of the teaching techniques that I’ve found work well. I’m a huge believer in specific goals. So my first piece of advice is to set a clear goal. For me and my customers that goal has always been for them to be self sufficient. I want them to get to a point where they don’t need me watching their back all of the time. This usually gets us into the right mindset where they focus on learning and memorizing. I encourage them to take notes, tell me to repeat anything, and it also sets the pace. We learn at their level and speed, no one else’s.</text:p>
        <text:p text:style-name="Normal"/>
        <text:p text:style-name="Normal">One of the most valuable lessons that I’ve had on sharing and teaching something new comes from the YouTube channel Extra Credits. They produce absolutely fantastic academic videos on Video games (among other things). They made a video about how to share video games with someone who’s never played them before. And this piece of advice stood out above the rest to me: “Never take away the controller. Ever” For Linux and getting someone naturalized I’ll change it just a little: “Never touch the mouse or keyboard, unless you’re fixing something in the command line” But I hold to this. I make sure that I never touch the mouse or keyboard unless I’m in the command line changing a config file (such as taking away sudo rights from them at the beginning). I haven’t gotten there yet, but I actually do want to get my customers to the point where they trust themselves with root privileges. I’m serious about the self sufficiency idea.</text:p>
        <text:p text:style-name="Normal"/>
        <text:p text:style-name="Normal">Also when you’re teaching something new: have them repeat it until they can do it on their own. It’s honestly super satisfying to watch someone go from not understanding what a browser actually is to being able to login to email within an hour or two. And leaving their home and knowing they can do that when you’re not there. And if they forget they have notes that they can follow. Repetition is super key here, since it’s exactly like learning a new language. It’s learning a whole new way of interfacing with something that can’t say I don’t understand.</text:p>
        <text:p text:style-name="Normal"/>
        <text:p text:style-name="Normal">Have them take notes during. This gives you mini breaks along the way, and them the time to process. Pretty simple. The research behind taking notes is solid.</text:p>
        <text:p text:style-name="Normal"/>
        <text:p text:style-name="Normal">Remember to listen and be patient. Spend as little time talking as you can, and just listen to what they’re saying and what their concerns are. Be aware that it’s going to take some time, and that’s not a poor reflection on you or who it is that you’re teaching.</text:p>
        <text:p text:style-name="Normal"/>
        <text:p text:style-name="Normal">The last key thing is using analogies and comparisons that make sense. I have a really good analogy, and it’s about what a generational knowledge pool is. W<text:span text:style-name="T1">ho here knows how to ribbon a typewriter? It either will date you, or classify you as a hipster. Neither is bad. Every customer I’ve worked with does know how to ribbon a typewriter. Ribboning a type writer is the best way that I know how to illustrate the concept of generational knowledge. Because not knowing how or knowing how to ribbon a typewriter has nothing to do with your level of intelligence, only to do with when you were born. People my age are at a demographical disadvantage. Typewriters were the </text:span><text:span text:style-name="T3">beautiful clockwork machines that were the background noise soundtrack for most of the 20</text:span><text:span text:style-name="T4">th</text:span><text:span text:style-name="T3"> century at home and in business. They were the precursor to modern computers. IBM was originally a typewriter manufacturer, not a mainframe producer. They are technology, and the knowledge surrounding that technology is held in a generational knowledge pool.</text:span></text:p>
        <text:p text:style-name="Normal"/>
        <text:p text:style-name="Normal"><text:span text:style-name="T3">My siblings a few years ago had an intense obsession with typewriters. They were cooler classier writing machines than our iMacs that we were using at the time. We had visions of writing novels and school papers on them like our parents did and the great writers of the past did. And we had no idea where to start other than that we had them and we wanted them to work. So where did we have to go for help? Well we had to cross a generational knowledge gap. My siblings and I asked our parents, who grew up in the office and academic environment of using typewriters for </text:span><text:span text:style-name="T5">everything</text:span><text:span text:style-name="T3">. The tables had turned to where w</text:span><text:span text:style-name="T6">e had to cross a generational knowledge gap. And we all learned how to clean, ribbon, repair, lubricate, clear jams, and just use a typewriter, same as anyone born before 1980. This analogy has done wonders in bringing comfort to my customers making sure they know it’s not their fault for not learning, it’s just demographics. We’ll also compare a browser to a Taxi, Email to real mail. There are a whole bunch more, but I want to get on with the rest of the presentation.</text:span></text:p>
        <text:p text:style-name="Normal"/>
        <text:p text:style-name="P4">Most of the time the technological knowledge gaps flow the opposite way of time. Where our elders are left out and excluded. They don’t need to be. We can be the community that sheperds them into our wonderfully connected world of hope, advocacy, infinite knowledge and kinship. It’s my strong opinon that there needs to be societal systems set up to keep our older generations connected to us. Because while we may know all that there is about how to use a computer and by extension live in the world of today, our Elders know so much that we don’t. They’ve been through financial depressions, wars bigger than we can imagine, raising children, surviving layoffs and legislation changes. We have so much to learn from them, and our world will be better for having them online able to share and voice their opinions clearly when they’re self sufficient. I don’t know what that system will be, but I’m prototyping out in the open.</text:p>
        <text:p text:style-name="P5"/>
        <text:p text:style-name="Normal">A few months ago I was showing my Dad a flyer that I made that said “Professional tech support fot the Elderly. He tilted his head to the side and told me that “Inside every old person, there’s a young person wondering what on earth happened? And why don’t my knees work anymore, and where did the world go without me.” I’ve always had the goal of staying up to date on the most recent technologies. Maybe I’m afraid of becoming isolated and alone from the amazing world that’s about to be born, and this business is selfish in that way. I want there to be as a result of my work a societal ideal and social systems in place to keep our older generations connected to us through technology. That’s what the internet was made for right? Bringing us all closer together through instant communication? I want that for my grandparents, and my parents, and me.</text:p>
        <text:p text:style-name="Normal"/>
        <text:p text:style-name="Normal">Here’s the plan for that. In addition to working one on one with customers, I’m going to blog the hell out of this subject, and do everything I can to get this idea spread outside of just this circle. I want to create easy to digest documentation on the teaching techniques and analogies that I use. Future state I’m planning on building an online learning platform that anyone can sign up for to learn through. Because I want to share and not be the only person working on bridging this digital divide. Yes, my company is going to keep growing but we won’t be able to cover every corner of the earth and that’s why we’ll need a community to work with. I also want to make open guidelines, much like these wonderful organizations, on how to make their technology more accessible for the Elderly and how to be conscious of several common disabilities.</text:p>
        <text:p text:style-name="Normal"/>
        <text:p text:style-name="Normal">This subreddit bothers me. A lot. It’s kind of more than a little bit predjudiced and ageist. I have a secret goal in my mind of eliminating this subreddit, that might sound dark, but through educating their source of content (r/oldpeoplefacebook). I want their well to dry up, and for the conversation to change into how we can help them understand how to post well. Because these people are trying with no support to get connected. They’re trying so hard, I applaud them for that. We can try harder too, since bridges of understanding are built from both sides. It can be done, we have the technology.</text:p>
        <text:p text:style-name="Normal"/>
        <text:p text:style-name="Normal">Here’s what I love about computers, is that they can do whatever we tell them to. I just want to share some great uses from my customers. I use mine for software development, server administration and gaming.</text:p>
        <text:p text:style-name="Normal"/>
        <text:p text:style-name="Normal">I have a customer who mainly uses their computer to read and stay subscribed to the local obituaries so they can go to as many funerals for their friends as they can. Mourning and death is a real part of our human experience, and staying connected to the people that we love even as they pass is staying connected. This is something I didn’t foresee, but it would be much more difficult for her to keep up to date on this if she didn’t have email and her computer. PS everyone, watch confessions of a mortician on how to be death positive.</text:p>
        <text:p text:style-name="Normal"/>
        <text:p text:style-name="Normal">Another’s family has an email blast they create every week or so of what’s going. Now she gets to stay up to date with it, since sending all of this in the mail or having a conference call all of the time is kind of difficult. She gets to be closer to her family, and contribute to the discussion. She’s planning eventually to move on to a windows 10 computer that she bought with her daughter, but her time with Ubuntu was incredibly valuable in getting her comfortable with computers again.</text:p>
        <text:p text:style-name="Normal"/>
        <text:p text:style-name="Normal">Here’s what I hope all of you take away from my presentation, it’s a modified quote from friendly neighbourhood spiderman: “With great knowledge, comes great responsibility to share it.” I’ve taken that resposibility upon myself, and I have high hopes that I won’t be the only one who becomes dedicated to sharing our knowledge. I do want to build a community and an open dialogue across operating systems on how to do this, how we can bring our Elders into the future with us and stay connected. It’s not going to be the easiest thing to do, and it’s the tech support experiences many of us fear. But it’s worth it. It is so worth it. It’s a protection for us where we can pull from their generational knowledge, and a chance for us to create a way for our children to keep us connected to them with the amazing technologies we know they’re going to create.</text:p>
        <text:p text:style-name="Normal"/>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iberation Sans" svg:font-family="Liberation Sans"/>
    <style:font-face style:name="Liberation Serif" svg:font-family="Liberation Serif"/>
  </office:font-face-decls>
  <office:styles>
    <style:default-style style:family="paragraph">
      <style:paragraph-properties style:tab-stop-distance="0.4925in"/>
    </style:default-style>
    <style:style style:family="paragraph" style:name="Text-body" style:display-name="Text body" style:parent-style-name="Normal" style:next-style-name="Text-body">
      <style:paragraph-properties fo:line-height="120%" fo:margin-top="0in" fo:margin-bottom="0.0972in"/>
    </style:style>
    <style:style style:family="paragraph" style:name="Contents-2" style:display-name="Contents 2" style:parent-style-name="Normal" style:next-style-name="Normal">
      <style:paragraph-properties fo:text-indent="-0.3in" fo:margin-left="1in" fo:margin-right="0in"/>
    </style:style>
    <style:style style:family="paragraph" style:name="Heading" style:display-name="Heading" style:parent-style-name="Normal" style:next-style-name="Text-body">
      <style:paragraph-properties fo:margin-top="0.1665in" fo:margin-bottom="0.0835in" fo:keep-with-next="always"/>
      <style:text-properties style:font-name="Liberation Sans" fo:font-size="14pt"/>
    </style:style>
    <style:style style:family="paragraph" style:name="Contents-1" style:display-name="Contents 1" style:parent-style-name="Normal" style:next-style-name="Normal">
      <style:paragraph-properties fo:text-indent="-0.3in" fo:margin-left="0.5in" fo:margin-right="0in"/>
    </style:style>
    <style:style style:family="paragraph" style:name="Caption" style:display-name="Caption" style:parent-style-name="Normal" style:next-style-name="Caption">
      <style:paragraph-properties fo:margin-top="0.0835in" fo:margin-bottom="0.0835in"/>
      <style:text-properties fo:font-size="12pt" fo:font-style="italic"/>
    </style:style>
    <style:style style:family="paragraph" style:name="Contents-3" style:display-name="Contents 3" style:parent-style-name="Normal" style:next-style-name="Normal">
      <style:paragraph-properties fo:text-indent="-0.3in" fo:margin-left="1.5in" fo:margin-right="0in"/>
    </style:style>
    <style:style style:family="paragraph" style:name="Contents-4" style:display-name="Contents 4" style:parent-style-name="Normal" style:next-style-name="Normal">
      <style:paragraph-properties fo:text-indent="-0.3in" fo:margin-left="2in" fo:margin-right="0in"/>
    </style:style>
    <style:style style:family="paragraph" style:name="Normal" style:display-name="Normal">
      <style:paragraph-properties style:writing-mode="lr"/>
      <style:text-properties fo:color="#000000" style:font-name="Liberation Serif" fo:font-size="12pt" fo:language="none" fo:country="none"/>
    </style:style>
  </office:styles>
  <office:automatic-styles>
    <style:page-layout style:name="Standard">
      <style:page-layout-properties fo:page-width="8.500000in" fo:page-height="11.000000in" style:print-orientation="portrait" fo:margin-top="0.7874in" fo:margin-bottom="0.7874in" fo:margin-left="0.7874in" fo:margin-right="0.7874in"/>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3.0.1 (unix, gtk)</meta:generator>
    <meta:creation-date>2018-02-22T21:06:58.028729444</meta:creation-date>
    <dc:date>Sat Apr 28 09:48:24 2018
</dc:date>
  </office:meta>
</office:document-meta>
</file>